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Monospace" svg:font-family="Monospace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c0"/>
    </style:style>
    <style:style style:name="T6" style:family="text">
      <style:text-properties fo:color="#0000c0"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VC模式：使用模型（model）</text:p>
      <text:p text:style-name="Standard"/>
      <text:p text:style-name="Standard">本文假设你已经了解 mvc模式的基本概念，接下来向你介绍的是 mvc模式在 JeCat 框架中的实现。</text:p>
      <text:p text:style-name="Standard">在 mvc模式下，对数据的操作都封装在 model 中。就web应用开来来说，大部分数据都来自关系型数据库，所以，本文关于model的介绍，都是围绕数据库模型的。</text:p>
      <text:p text:style-name="Standard"/>
      <text:p text:style-name="P1">准备</text:p>
      <text:p text:style-name="Standard">step 1. 在mySQL中创建一个数据库 <text:span text:style-name="T2">jc-example </text:span>，然后往 <text:span text:style-name="T2">jc-example库 </text:span>导入下列SQL。</text:p>
      <text:p text:style-name="P2"/>
      <text:p text:style-name="P4">SET SQL_MODE="NO_AUTO_VALUE_ON_ZERO";</text:p>
      <text:p text:style-name="P4"/>
      <text:p text:style-name="P4">--</text:p>
      <text:p text:style-name="P4">-- 数据库: `jc-example`</text:p>
      <text:p text:style-name="P4">--</text:p>
      <text:p text:style-name="P4"/>
      <text:p text:style-name="P4">-- --------------------------------------------------------</text:p>
      <text:p text:style-name="P4"/>
      <text:p text:style-name="P4">--</text:p>
      <text:p text:style-name="P4">-- 表的结构 `authors`</text:p>
      <text:p text:style-name="P4">--</text:p>
      <text:p text:style-name="P4"/>
      <text:p text:style-name="P4">CREATE TABLE IF NOT EXISTS `authors` (</text:p>
      <text:p text:style-name="P4"><text:s text:c="2"/>`uid` int(10) NOT NULL,</text:p>
      <text:p text:style-name="P4"><text:s text:c="2"/>`bid` int(8) NOT NULL,</text:p>
      <text:p text:style-name="P4"><text:s text:c="2"/>UNIQUE KEY `uid` (`uid`,`bid`),</text:p>
      <text:p text:style-name="P4"><text:s text:c="2"/>UNIQUE KEY `bid` (`bid`,`uid`)</text:p>
      <text:p text:style-name="P4">) ENGINE=InnoDB DEFAULT CHARSET=utf8;</text:p>
      <text:p text:style-name="P4"/>
      <text:p text:style-name="P4">--</text:p>
      <text:p text:style-name="P4">-- 转存表中的数据 `authors`</text:p>
      <text:p text:style-name="P4">--</text:p>
      <text:p text:style-name="P4"/>
      <text:p text:style-name="P4">INSERT INTO `authors` (`uid`, `bid`) VALUES</text:p>
      <text:p text:style-name="P4">(1, 1),</text:p>
      <text:p text:style-name="P4">(2, 1),</text:p>
      <text:p text:style-name="P4">(3, 1),</text:p>
      <text:p text:style-name="P4">(4, 1);</text:p>
      <text:p text:style-name="P4"/>
      <text:p text:style-name="P4">-- --------------------------------------------------------</text:p>
      <text:p text:style-name="P4"/>
      <text:p text:style-name="P4">--</text:p>
      <text:p text:style-name="P4">-- 表的结构 `books`</text:p>
      <text:p text:style-name="P4">--</text:p>
      <text:p text:style-name="P4"/>
      <text:p text:style-name="P4">CREATE TABLE IF NOT EXISTS `books` (</text:p>
      <text:p text:style-name="P4"><text:s text:c="2"/>`bid` int(8) unsigned NOT NULL AUTO_INCREMENT,</text:p>
      <text:p text:style-name="P4"><text:s text:c="2"/>`name` varchar(120) NOT NULL,</text:p>
      <text:p text:style-name="P4"><text:s text:c="2"/>`category` int(6) NOT NULL,</text:p>
      <text:p text:style-name="P4"><text:s text:c="2"/>`content` text NOT NULL,</text:p>
      <text:p text:style-name="P4"><text:s text:c="2"/>`updateTime` int(10) DEFAULT NULL,</text:p>
      <text:p text:style-name="P4"><text:s text:c="2"/>PRIMARY KEY (`bid`),</text:p>
      <text:p text:style-name="P4"><text:s text:c="2"/>KEY `category` (`category`)</text:p>
      <text:p text:style-name="P4">) ENGINE=InnoDB <text:s/>DEFAULT CHARSET=utf8 AUTO_INCREMENT=2 ;</text:p>
      <text:p text:style-name="P4"/>
      <text:p text:style-name="P4">--</text:p>
      <text:p text:style-name="P4">-- 转存表中的数据 `books`</text:p>
      <text:p text:style-name="P4">--</text:p>
      <text:p text:style-name="P4"/>
      <text:p text:style-name="P4">INSERT INTO `books` (`bid`, `name`, `category`, `content`, `updateTime`) VALUES</text:p>
      <text:p text:style-name="P4">(1, 'Design Patterns: Elements of Reusable Object-Oriented Software', 1, '', NULL);</text:p>
      <text:p text:style-name="P4"><text:soft-page-break/></text:p>
      <text:p text:style-name="P4">-- --------------------------------------------------------</text:p>
      <text:p text:style-name="P4"/>
      <text:p text:style-name="P4">--</text:p>
      <text:p text:style-name="P4">-- 表的结构 `categories`</text:p>
      <text:p text:style-name="P4">--</text:p>
      <text:p text:style-name="P4"/>
      <text:p text:style-name="P4">CREATE TABLE IF NOT EXISTS `categories` (</text:p>
      <text:p text:style-name="P4"><text:s text:c="2"/>`cid` int(6) unsigned NOT NULL AUTO_INCREMENT,</text:p>
      <text:p text:style-name="P4"><text:s text:c="2"/>`name` varchar(120) DEFAULT NULL,</text:p>
      <text:p text:style-name="P4"><text:s text:c="2"/>`parent` int(11) DEFAULT NULL,</text:p>
      <text:p text:style-name="P4"><text:s text:c="2"/>`is_parent` int(1) DEFAULT NULL,</text:p>
      <text:p text:style-name="P4"><text:s text:c="2"/>`updateTime` int(10) DEFAULT NULL,</text:p>
      <text:p text:style-name="P4"><text:s text:c="2"/>PRIMARY KEY (`cid`)</text:p>
      <text:p text:style-name="P4">) ENGINE=InnoDB <text:s/>DEFAULT CHARSET=utf8 AUTO_INCREMENT=2 ;</text:p>
      <text:p text:style-name="P4"/>
      <text:p text:style-name="P4">--</text:p>
      <text:p text:style-name="P4">-- 转存表中的数据 `categories`</text:p>
      <text:p text:style-name="P4">--</text:p>
      <text:p text:style-name="P4"/>
      <text:p text:style-name="P4">INSERT INTO `categories` (`cid`, `name`, `parent`, `is_parent`, `updateTime`) VALUES</text:p>
      <text:p text:style-name="P4">(1, 'Soft Engine', NULL, NULL, NULL);</text:p>
      <text:p text:style-name="P4"/>
      <text:p text:style-name="P4">-- --------------------------------------------------------</text:p>
      <text:p text:style-name="P4"/>
      <text:p text:style-name="P4">--</text:p>
      <text:p text:style-name="P4">-- 表的结构 `friendships`</text:p>
      <text:p text:style-name="P4">--</text:p>
      <text:p text:style-name="P4"/>
      <text:p text:style-name="P4">CREATE TABLE IF NOT EXISTS `friendships` (</text:p>
      <text:p text:style-name="P4"><text:s text:c="2"/>`uid` int(11) DEFAULT NULL,</text:p>
      <text:p text:style-name="P4"><text:s text:c="2"/>`fuid` int(11) DEFAULT NULL,</text:p>
      <text:p text:style-name="P4"><text:s text:c="2"/>UNIQUE KEY `uid` (`uid`,`fuid`)</text:p>
      <text:p text:style-name="P4">) ENGINE=InnoDB DEFAULT CHARSET=utf8;</text:p>
      <text:p text:style-name="P4"/>
      <text:p text:style-name="P4">--</text:p>
      <text:p text:style-name="P4">-- 转存表中的数据 `friendships`</text:p>
      <text:p text:style-name="P4">--</text:p>
      <text:p text:style-name="P4"/>
      <text:p text:style-name="P4">INSERT INTO `friendships` (`uid`, `fuid`) VALUES</text:p>
      <text:p text:style-name="P4">(1, 2),</text:p>
      <text:p text:style-name="P4">(1, 3),</text:p>
      <text:p text:style-name="P4">(2, 1),</text:p>
      <text:p text:style-name="P4">(2, 3),</text:p>
      <text:p text:style-name="P4">(3, 1),</text:p>
      <text:p text:style-name="P4">(3, 2),</text:p>
      <text:p text:style-name="P4">(3, 4),</text:p>
      <text:p text:style-name="P4">(4, 3);</text:p>
      <text:p text:style-name="P4"/>
      <text:p text:style-name="P4"/>
      <text:p text:style-name="P4">-- --------------------------------------------------------</text:p>
      <text:p text:style-name="P4"/>
      <text:p text:style-name="P4">--</text:p>
      <text:p text:style-name="P4">-- 表的结构 `users`</text:p>
      <text:p text:style-name="P4">--</text:p>
      <text:p text:style-name="P4"/>
      <text:p text:style-name="P4">CREATE TABLE IF NOT EXISTS `users` (</text:p>
      <text:p text:style-name="P4"><text:s text:c="2"/>`uid` int(10) unsigned NOT NULL AUTO_INCREMENT,</text:p>
      <text:p text:style-name="P4"><text:s text:c="2"/>`username` varchar(50) NOT NULL,</text:p>
      <text:p text:style-name="P4"><text:s text:c="2"/>`passwd` varchar(16) NOT NULL,</text:p>
      <text:p text:style-name="P4"><text:s text:c="2"/>`group` int(4) NOT NULL,</text:p>
      <text:p text:style-name="P4"><text:soft-page-break/><text:s text:c="2"/>`lastLoginTime` int(10) DEFAULT NULL,</text:p>
      <text:p text:style-name="P4"><text:s text:c="2"/>`createTime` int(10) DEFAULT NULL,</text:p>
      <text:p text:style-name="P4"><text:s text:c="2"/>`updateTime` int(10) DEFAULT NULL,</text:p>
      <text:p text:style-name="P4"><text:s text:c="2"/>PRIMARY KEY (`uid`),</text:p>
      <text:p text:style-name="P4"><text:s text:c="2"/>UNIQUE KEY `username` (`username`)</text:p>
      <text:p text:style-name="P4">) ENGINE=InnoDB <text:s/>DEFAULT CHARSET=utf8 AUTO_INCREMENT=5 ;</text:p>
      <text:p text:style-name="P4"/>
      <text:p text:style-name="P4">--</text:p>
      <text:p text:style-name="P4">-- 转存表中的数据 `users`</text:p>
      <text:p text:style-name="P4">--</text:p>
      <text:p text:style-name="P4"/>
      <text:p text:style-name="P4">INSERT INTO `users` (`uid`, `username`, `passwd`, `group`, `lastLoginTime`, `createTime`, `updateTime`) VALUES</text:p>
      <text:p text:style-name="P4">(1, 'Erich Gamma', '111111', 0, NULL, NULL, NULL),</text:p>
      <text:p text:style-name="P4">(2, 'Richard Helm', '111111', 0, NULL, NULL, NULL),</text:p>
      <text:p text:style-name="P4">(3, 'Ralph Johnson', '111111', 0, NULL, NULL, NULL),</text:p>
      <text:p text:style-name="P4">(4, 'John Vlissides', '111111', 0, NULL, NULL, NULL);</text:p>
      <text:p text:style-name="P4"/>
      <text:p text:style-name="P4"/>
      <text:p text:style-name="P4">现在你的 <text:bookmark-start text:name="__DdeLink__15_1410519359"/>jc-example<text:bookmark-end text:name="__DdeLink__15_1410519359"/> 数据库里一共有5个数据表：</text:p>
      <text:p text:style-name="P4">books 存放图书数据</text:p>
      <text:p text:style-name="P4">users 存放用户数据</text:p>
      <text:p text:style-name="P4">authors 这是一个中间表，连接 books 表和 users表：一个作者可能有多本著作，一本书也可以有多个作者。</text:p>
      <text:p text:style-name="P4">categories 图书的分类表</text:p>
      <text:p text:style-name="P4">friendships 用户和用户之间的好友关系表</text:p>
      <text:p text:style-name="P4"/>
      <text:p text:style-name="P4"/>
      <text:p text:style-name="P4">step 2. 在 MyProject/inc.common.php 文件中加入代码：</text:p>
      <text:p text:style-name="P3"><text:span text:style-name="T1"/></text:p>
      <text:p text:style-name="P3"><text:span text:style-name="T1">&lt;code&gt;</text:span></text:p>
      <text:p text:style-name="P3"><text:span text:style-name="T4">use </text:span><text:span text:style-name="T1">jc\db\DB;</text:span></text:p>
      <text:p text:style-name="P4"><text:span text:style-name="T4">use </text:span>jc\db\driver\PDODriver;</text:p>
      <text:p text:style-name="P4"/>
      <text:p text:style-name="P6">// 连接到数据库</text:p>
      <text:p text:style-name="P3"><text:span text:style-name="T1">DB::</text:span><text:span text:style-name="T3">singleton</text:span><text:span text:style-name="T1">()-&gt;setDriver( </text:span><text:span text:style-name="T4">new </text:span><text:span text:style-name="T1">PDODriver(</text:span><text:span text:style-name="T5">"mysql:host=&lt;your database server&gt;;dbname=&lt;your database name&gt;"</text:span><text:span text:style-name="T1">,</text:span><text:span text:style-name="T5">'&lt;your db user&gt;'</text:span><text:span text:style-name="T1">,</text:span><text:span text:style-name="T5">'&lt;you db password&gt;'</text:span><text:span text:style-name="T1">,</text:span><text:span text:style-name="T4">array</text:span><text:span text:style-name="T1">(\PDO::</text:span><text:span text:style-name="T6">MYSQL_ATTR_INIT_COMMAND</text:span><text:span text:style-name="T1"> =&gt; </text:span><text:span text:style-name="T5">"SET NAMES 'utf8'"</text:span><text:span text:style-name="T1">)) ) ;</text:span></text:p>
      <text:p text:style-name="P3"><text:span text:style-name="T1">&lt;/code&gt;</text:span></text:p>
      <text:p text:style-name="P3"><text:span text:style-name="T1"/></text:p>
      <text:p text:style-name="P3"><text:span text:style-name="T1">记得代码中的 &lt;you database ...&gt; 改成你真实运行环境中的配置 :)</text:span></text:p>
      <text:p text:style-name="P3"><text:span text:style-name="T1"/></text:p>
      <text:p text:style-name="P4"/>
      <text:p text:style-name="P4"/>
      <text:p text:style-name="P4">完成这两个步骤以后，准备工作就已经结束了。接下来的教程中我会用 JeCat 的模型来完成以下的数据库操作：</text:p>
      <text:p text:style-name="P4"/>
      <text:p text:style-name="P4">1.1、新建一个图书分类</text:p>
      <text:p text:style-name="P4">1.2、在这个图书分类下新建一本图书;</text:p>
      <text:p text:style-name="P4">1.3、将图书分类和图书保存到数据库中</text:p>
      <text:p text:style-name="P4">1.4、分别从数据库中读取这个图书分类和图书，并打印到网页上</text:p>
      <text:p text:style-name="P4">1.5、修改图书的名称，然后保存到数据库中</text:p>
      <text:p text:style-name="P4"/>
      <text:p text:style-name="P4">2.1、删除图书分类和图书</text:p>
      <text:p text:style-name="P4">2.2、用一个更聪明的办法创建图书分类、若干本图书，为每一本图书创建若干用户做为图书作者</text:p>
      <text:p text:style-name="P4">2.3、将这些对象保存回数据库。</text:p>
      <text:p text:style-name="P4"/>
      <text:p text:style-name="P4">3、从数据库中加载一个分类下的所有图书，然后打印到网页上</text:p>
      <text:p text:style-name="P4"/>
      <text:p text:style-name="P4">4、删除刚才创建的所有对象</text:p>
      <text:p text:style-name="P4"/>
      <text:p text:style-name="P4"/>
      <text:p text:style-name="P4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Monospace" svg:font-family="Monospace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e </meta:initial-creator>
    <meta:creation-date>2011-08-11T13:53:39</meta:creation-date>
    <dc:date>2011-08-11T18:58:59</dc:date>
    <dc:creator>alee </dc:creator>
    <meta:editing-duration>PT4H50M10S</meta:editing-duration>
    <meta:editing-cycles>38</meta:editing-cycles>
    <meta:generator>LibreOffice/3.3$Linux LibreOffice_project/330m19$Build-202</meta:generator>
    <meta:document-statistic meta:table-count="0" meta:image-count="0" meta:object-count="0" meta:page-count="4" meta:paragraph-count="131" meta:word-count="716" meta:character-count="3724"/>
  </office:meta>
</office:document-meta>
</file>